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8pt" style:font-size-asian="28pt" style:font-size-complex="28pt"/>
    </style:style>
    <style:style style:name="P2" style:family="paragraph" style:parent-style-name="Standard">
      <style:text-properties fo:font-size="28pt" fo:font-weight="bold" style:font-size-asian="28pt" style:font-weight-asian="bold" style:font-size-complex="28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list-style-name="L1">
      <style:text-properties fo:font-size="12pt" style:font-size-asian="12pt" style:font-size-complex="12pt"/>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T1" style:family="text">
      <style:text-properties fo:font-variant="normal" fo:text-transform="none" fo:color="#333333" style:font-name="Times New Roman1" fo:font-size="16pt" fo:letter-spacing="normal" fo:font-style="normal" fo:font-weight="bold" style:font-size-asian="16pt" style:font-weight-asian="bold" style:font-size-complex="16pt" style:font-weight-complex="bold"/>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
      <text:p text:style-name="P2"><text:tab/><text:tab/><text:tab/><text:tab/> <text:s text:c="3"/>Slutrapport</text:p>
      <text:p text:style-name="P2"><text:tab/><text:tab/> <text:s text:c="6"/>MyGameCollection</text:p>
      <text:p text:style-name="P2"><text:tab/><text:tab/></text:p>
      <text:p text:style-name="P2"><text:tab/><text:tab/> <text:s text:c="4"/>Av Sebastian Svensson</text:p>
      <text:p text:style-name="P2"><text:tab/><text:tab/><text:tab/><text:tab/> <text:s text:c="5"/>14-06-08</text:p>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1">Abstrakt</text:span> </text:p>
      <text:p text:style-name="P3">Denna rapport är om projektet MyGameCollection som har utvecklats under kurserna Individuellt Mjukvaruprojekt och Gränssnittsutveckling.</text:p>
      <text:p text:style-name="P3"/>
      <text:p text:style-name="P3">MyGameCollection är en sida som innehåller en samling av spel som man kan kolla på och lägga till nya spel till samli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3">Inledning/Bakgrund</text:span> </text:p>
      <text:p text:style-name="P3">MyGameCollection är en samling av spel. Den innehåller en lista över flera spel som kan presenteras för användare. Användare kan klicka på spel i listan och då kunna få mer information om spelet i form av en beskrivning, en bild på framsidan av fodralet på spelet, se bilder på spelet och samt kunna se kommentarer som användare har skrivit på spelet. Man kan klicka på en bild i galleriet för att få se en större version av den. Man kan lägga upp nya bilder på spelen också. Man kan även lägga upp kommentarer på spelen. De två sistnämnda funktionerna måste man vara inloggad för att kunna utföra. Man kan även lägga till helt nya spel i listan.</text:p>
      <text:p text:style-name="P5"/>
      <text:p text:style-name="P6">Användare</text:p>
      <text:p text:style-name="P3">Användarna för MyGameCollection är spelintresserade personer, deras internet vana kan variera men de flesta som är spelintresserade personer burkar ha en någorlunda koll på hu webbsidor fungerar. Dock är det en väldigt stor demografi.</text:p>
      <text:p text:style-name="P3"/>
      <text:p text:style-name="P6">Liknande/konkurrerande system</text:p>
      <text:p text:style-name="P3">Jag har inte direkt något konkurrerande system men då MyGameCollection är en sida med en samling av spel skulle man kunna tänka på sidor som gör reviews av spel då de brukar ha en stor samling/lista av spel.</text:p>
      <text:p text:style-name="P5"/>
      <text:p text:style-name="P6">Baskrav</text:p>
      <text:p text:style-name="P3"><text:span text:style-name="T3">BK1</text:span> Man ska kunna se lista på alla spelen.</text:p>
      <text:p text:style-name="P3"><text:span text:style-name="T3">BK2</text:span> Man ska kunna kolla information och bilder på spelen.</text:p>
      <text:p text:style-name="P3"><text:span text:style-name="T3">BK3</text:span> Man ska kunna kommentera på spelen.</text:p>
      <text:p text:style-name="P3"><text:span text:style-name="T3">BK4</text:span> Man ska kunna lägga till bilder på spelet.</text:p>
      <text:p text:style-name="P3"><text:span text:style-name="T3">BK5</text:span> Man ska kunna lägga upp nya spel i samlingen.</text:p>
      <text:p text:style-name="P5"/>
      <text:p text:style-name="P6">Tekniker</text:p>
      <text:list xml:id="list30743318" text:style-name="L1">
        <text:list-item>
          <text:p text:style-name="P4">ASP.NET Web Forms – Sidan är uppbyggd med asp.net</text:p>
        </text:list-item>
        <text:list-item>
          <text:p text:style-name="P4">C# - Klasser som används är gjorda i C#</text:p>
        </text:list-item>
        <text:list-item>
          <text:p text:style-name="P4">CSS – Sidan använder CSS för utseendet</text:p>
        </text:list-item>
        <text:list-item>
          <text:p text:style-name="P4">MSSQL – Sidan använder MSSQL för spelen, användare och kommentarer.</text:p>
        </text:list-item>
      </text:list>
      <text:p text:style-name="Standard"/>
      <text:p text:style-name="P6">Negativa Erfarenheter</text:p>
      <text:p text:style-name="Standard">Jag planerade inte arbetet lika mycket som jag borde ha gjort, jag borde ha lagt upp mitt arbete bättre och mer effektivt då det ibland kändes som det blev lite rörigt. Jag har även haft svårt att bedöma hur lång tid något skulle ta.</text:p>
      <text:p text:style-name="Standard">Jag kunde ha dokumenterat bättre då jag ofta glömda att skriva dokumentation. Speciellt när det gäller testning då jag ofta testar de olika funktionerna som jag gör men ha glömt att dokumentera dem.</text:p>
      <text:p text:style-name="Standard">Jag försökte ofta lösa problem på långa komplicerade sätt när det fanns enklare sätt att göra det på.</text:p>
      <text:p text:style-name="Standard">Jag är inte förtjust i att behöva komma på ett eget arbete då jag tycker det är svårt att veta vad som är ett lagom arbete.</text:p>
      <text:p text:style-name="Standard"/>
      <text:p text:style-name="P6">Positiva Erfarenheter</text:p>
      <text:p text:style-name="Standard">Arbetet själv har gått bra med några mindre problem som löstes, och projektet har rullat på.</text:p>
      <text:p text:style-name="Standard">En positiv sak är att jag valde något jag lärt mig tidigare, och inte valde något helt nytt vilket kanske hade gjort att det inte gått lika bra. </text:p>
      <text:p text:style-name="Standard">Det finns en bas för att kunna utöka listan till att bli mer av en sida för reviews för spel och göra att användare skulle kunna skriva sina egna reviews av spelen.</text:p>
      <text:p text:style-name="Standard"/>
      <text:p text:style-name="Standard"><text:soft-page-break/></text:p>
      <text:p text:style-name="P6">Sammanfattning</text:p>
      <text:p text:style-name="Standard">Sammanfattningsvis så har projektet gått relativt bra. Dokumentation och planeringen hade kunnat varit bättre men projektet har trots det rullat vidare.</text:p>
      <text:p text:style-name="Standard">Jag kan även ta och lära mig av mina misstag så att jag under nästa projekt planera arbetet bättre och att jag se till att göra en bättre dokumentring.</text:p>
      <text:p text:style-name="Standard">Det känns dock som om jag borde ha lagt dit lite mer funktioner då jag under de sista veckorna började komma på bra idéer som jag kunnat haft m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n Svensson</meta:initial-creator>
    <meta:creation-date>2014-06-09T10:13:25.87</meta:creation-date>
    <dc:date>2014-06-09T12:04:41.48</dc:date>
    <dc:creator>Sebastian Svensson</dc:creator>
    <meta:editing-duration>PT1H5M27S</meta:editing-duration>
    <meta:editing-cycles>4</meta:editing-cycles>
    <meta:generator>OpenOffice.org/3.3$Win32 OpenOffice.org_project/330m20$Build-9567</meta:generator>
    <meta:document-statistic meta:table-count="0" meta:image-count="0" meta:object-count="0" meta:page-count="4" meta:paragraph-count="38" meta:word-count="604" meta:character-count="3509"/>
  </office:meta>
</office:document-meta>
</file>